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1cm" svg:stroke-color="#005da9" draw:marker-start-width="0.5cm" draw:marker-end-width="0.5cm" draw:fill="none" draw:textarea-horizontal-align="justify" draw:textarea-vertical-align="middle" draw:auto-grow-height="false" fo:min-height="1.064cm" fo:min-width="0.814cm" fo:padding-top="0.175cm" fo:padding-bottom="0.175cm" fo:padding-left="0.3cm" fo:padding-right="0.3cm"/>
      <style:paragraph-properties style:writing-mode="lr-tb"/>
    </style:style>
    <style:style style:name="gr2" style:family="graphic" style:parent-style-name="standard">
      <style:graphic-properties svg:stroke-width="0.1cm" svg:stroke-color="#005da9" draw:marker-start-width="0.5cm" draw:marker-end-width="0.5cm" draw:fill="none" draw:textarea-horizontal-align="justify" draw:textarea-vertical-align="middle" draw:auto-grow-height="false" fo:min-height="1.064cm" fo:min-width="1.098cm" fo:padding-top="0.175cm" fo:padding-bottom="0.175cm" fo:padding-left="0.3cm" fo:padding-right="0.3cm"/>
      <style:paragraph-properties style:writing-mode="lr-tb"/>
    </style:style>
    <style:style style:name="gr3" style:family="graphic" style:parent-style-name="standard">
      <style:graphic-properties svg:stroke-width="0.1cm" svg:stroke-color="#005da9" draw:marker-start-width="0.5cm" draw:marker-end-width="0.5cm" draw:fill="none" draw:textarea-horizontal-align="justify" draw:textarea-vertical-align="middle" draw:auto-grow-height="false" fo:min-height="1.064cm" fo:min-width="2.525cm" fo:padding-top="0.175cm" fo:padding-bottom="0.175cm" fo:padding-left="0.3cm" fo:padding-right="0.3cm"/>
      <style:paragraph-properties style:writing-mode="lr-tb"/>
    </style:style>
    <style:style style:name="gr4" style:family="graphic" style:parent-style-name="standard">
      <style:graphic-properties svg:stroke-width="0.1cm" svg:stroke-color="#005da9" draw:marker-start-width="0.5cm" draw:marker-end-width="0.5cm" draw:fill="none" draw:textarea-horizontal-align="justify" draw:textarea-vertical-align="middle" draw:auto-grow-height="false" fo:min-height="1.064cm" fo:min-width="2.075cm" fo:padding-top="0.175cm" fo:padding-bottom="0.175cm" fo:padding-left="0.3cm" fo:padding-right="0.3cm"/>
      <style:paragraph-properties style:writing-mode="lr-tb"/>
    </style:style>
    <style:style style:name="gr5" style:family="graphic" style:parent-style-name="standard">
      <style:graphic-properties draw:stroke="dash" draw:stroke-dash="Fine_20_Dashed" svg:stroke-width="0.1cm" svg:stroke-color="#ed1c24" draw:marker-start="" draw:marker-start-width="0.6cm" draw:marker-end-width="0.5cm" draw:textarea-vertical-align="middle" fo:padding-top="0.175cm" fo:padding-bottom="0.175cm" fo:padding-left="0.3cm" fo:padding-right="0.3cm"/>
    </style:style>
    <style:style style:name="gr6" style:family="graphic" style:parent-style-name="standard">
      <style:graphic-properties svg:stroke-width="0.1cm" svg:stroke-color="#005da9" draw:marker-start-width="0.5cm" draw:marker-end-width="0.5cm" draw:fill="solid" draw:fill-color="#ffffff" draw:textarea-horizontal-align="justify" draw:textarea-vertical-align="middle" draw:auto-grow-height="false" fo:min-height="9.85cm" fo:min-width="2.4cm" fo:padding-top="0.175cm" fo:padding-bottom="0.175cm" fo:padding-left="0.3cm" fo:padding-right="0.3cm"/>
      <style:paragraph-properties style:writing-mode="lr-tb"/>
    </style:style>
    <style:style style:name="gr7" style:family="graphic" style:parent-style-name="standard">
      <style:graphic-properties svg:stroke-width="0.1cm" svg:stroke-color="#005da9" draw:marker-start-width="0.5cm" draw:marker-end-width="0.5cm" draw:fill="solid" draw:fill-color="#ffffff" draw:textarea-horizontal-align="justify" draw:textarea-vertical-align="middle" draw:auto-grow-height="false" fo:min-height="7.85cm" fo:min-width="2cm" fo:padding-top="0.175cm" fo:padding-bottom="0.175cm" fo:padding-left="0.3cm" fo:padding-right="0.3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628cm" fo:min-width="5.234cm"/>
      <style:paragraph-properties style:writing-mode="lr-tb"/>
    </style:style>
    <style:style style:name="gr9" style:family="graphic" style:parent-style-name="objectwithoutfill">
      <style:graphic-properties draw:stroke="dash" draw:stroke-dash="Fine_20_Dashed" svg:stroke-width="0.1cm" svg:stroke-color="#ed1c24" draw:marker-start-width="0.5cm" draw:marker-end-width="0.5cm" draw:fill="none"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628cm" fo:min-width="7.233cm"/>
      <style:paragraph-properties style:writing-mode="lr-tb"/>
    </style:style>
    <style:style style:name="gr11" style:family="graphic" style:parent-style-name="standard">
      <style:graphic-properties svg:stroke-width="0.1cm" svg:stroke-color="#000000" draw:marker-start-width="0.5cm" draw:marker-end-width="0.5cm" draw:fill="none" draw:textarea-horizontal-align="justify" draw:textarea-vertical-align="middle" draw:auto-grow-height="false" fo:min-height="0.15cm" fo:min-width="4.046cm" fo:padding-top="0.175cm" fo:padding-bottom="0.175cm" fo:padding-left="0.3cm" fo:padding-right="0.3cm"/>
    </style:style>
    <style:style style:name="gr12" style:family="graphic" style:parent-style-name="standard">
      <style:graphic-properties svg:stroke-width="0.1cm" svg:stroke-color="#000000" draw:marker-start-width="0.5cm" draw:marker-end-width="0.5cm" draw:fill="none" draw:textarea-horizontal-align="justify" draw:textarea-vertical-align="middle" draw:auto-grow-height="false" fo:min-height="0.15cm" fo:min-width="3.966cm" fo:padding-top="0.175cm" fo:padding-bottom="0.175cm" fo:padding-left="0.3cm" fo:padding-right="0.3cm"/>
    </style:style>
    <style:style style:name="gr13" style:family="graphic" style:parent-style-name="standard">
      <style:graphic-properties svg:stroke-color="#5eb91e" draw:fill="solid" draw:fill-color="#5eb91e" draw:textarea-vertical-align="middle" draw:auto-grow-height="false" fo:min-height="0.632cm" fo:min-width="0cm"/>
    </style:style>
    <style:style style:name="gr14" style:family="graphic" style:parent-style-name="standard">
      <style:graphic-properties svg:stroke-color="#a1467e" draw:fill="solid" draw:fill-color="#a1467e" draw:textarea-vertical-align="middle" draw:auto-grow-height="false" fo:min-height="1.55cm" fo:min-width="1.1cm"/>
    </style:style>
    <style:style style:name="gr15" style:family="graphic" style:parent-style-name="standard">
      <style:graphic-properties svg:stroke-color="#ed1c24" draw:fill-color="#ffbf00" draw:textarea-horizontal-align="justify" draw:textarea-vertical-align="middle" draw:auto-grow-height="false" fo:min-height="0.154cm" fo:min-width="0cm"/>
    </style:style>
    <style:style style:name="gr16" style:family="graphic" style:parent-style-name="standard">
      <style:graphic-properties svg:stroke-color="#ed1c24" draw:fill="solid" draw:fill-color="#ed1c24" draw:textarea-vertical-align="middle" draw:auto-grow-height="false" fo:min-height="0cm" fo:min-width="0.551cm"/>
    </style:style>
    <style:style style:name="gr17" style:family="graphic" style:parent-style-name="standard">
      <style:graphic-properties svg:stroke-color="#ed1c24" draw:fill-color="#ffbf00" draw:textarea-horizontal-align="justify" draw:textarea-vertical-align="middle" draw:auto-grow-height="false" fo:min-height="0.074cm" fo:min-width="0cm"/>
    </style:style>
    <style:style style:name="gr18" style:family="graphic" style:parent-style-name="standard">
      <style:graphic-properties svg:stroke-width="0.1cm" svg:stroke-color="#000000" draw:marker-start-width="0.5cm" draw:marker-end-width="0.5cm" draw:fill="none" draw:textarea-horizontal-align="justify" draw:textarea-vertical-align="middle" draw:auto-grow-height="false" fo:min-height="0cm" fo:min-width="0.842cm"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true" draw:auto-grow-width="true" fo:min-height="0.628cm" fo:min-width="4.784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628cm" fo:min-width="8.575cm"/>
      <style:paragraph-properties style:writing-mode="lr-tb"/>
    </style:style>
    <style:style style:name="gr21" style:family="graphic" style:parent-style-name="standard">
      <style:graphic-properties svg:stroke-color="#5eb91e" draw:fill="solid" draw:fill-color="#5eb91e" draw:textarea-vertical-align="middle" draw:auto-grow-height="false" fo:min-height="0.286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628cm" fo:min-width="3.446cm"/>
      <style:paragraph-properties style:writing-mode="lr-tb"/>
    </style:style>
    <style:style style:name="gr23" style:family="graphic" style:parent-style-name="standard">
      <style:graphic-properties svg:stroke-color="#a1467e" draw:fill="solid" draw:fill-color="#a1467e" draw:textarea-vertical-align="middle" draw:auto-grow-height="false" fo:min-height="1.15cm" fo:min-width="0.7cm"/>
    </style:style>
    <style:style style:name="gr24" style:family="graphic" style:parent-style-name="standard">
      <style:graphic-properties draw:stroke="none" svg:stroke-color="#000000" draw:fill="none" draw:fill-color="#ffffff" draw:textarea-horizontal-align="left" draw:auto-grow-height="true" draw:auto-grow-width="true" fo:min-height="0.628cm" fo:min-width="6.03cm"/>
      <style:paragraph-properties style:writing-mode="lr-tb"/>
    </style:style>
    <style:style style:name="gr25" style:family="graphic" style:parent-style-name="standard">
      <style:graphic-properties draw:stroke="dash" draw:stroke-dash="_33__20_Dashes_20_3_20_Dots_20__28_var_29_" svg:stroke-width="0.1cm" svg:stroke-color="#005da9" draw:marker-start-width="0.5cm" draw:marker-end-width="0.5cm" draw:fill="solid" draw:fill-color="#dddddd" draw:textarea-horizontal-align="justify" draw:textarea-vertical-align="middle" draw:auto-grow-height="false" fo:min-height="1.064cm" fo:min-width="1.098cm" fo:padding-top="0.175cm" fo:padding-bottom="0.175cm" fo:padding-left="0.3cm" fo:padding-right="0.3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628cm" fo:min-width="4.375cm"/>
      <style:paragraph-properties style:writing-mode="lr-tb"/>
    </style:style>
    <style:style style:name="P1" style:family="paragraph">
      <style:paragraph-properties fo:text-align="center" style:writing-mode="lr-tb"/>
      <style:text-properties style:font-name="Arial" fo:font-size="20pt" fo:language="ru" fo:country="RU" fo:font-weight="bold" style:font-size-asian="20pt" style:font-weight-asian="bold" style:font-size-complex="20pt" style:font-weight-complex="bold"/>
    </style:style>
    <style:style style:name="P2" style:family="paragraph">
      <loext:graphic-properties draw:fill="none"/>
      <style:paragraph-properties fo:text-align="center" style:writing-mode="lr-tb"/>
      <style:text-properties style:font-name="Arial" fo:font-size="20pt" fo:language="ru" fo:country="RU" fo:font-weight="bold" style:font-size-asian="20pt" style:font-weight-asian="bold" style:font-size-complex="20pt" style:font-weight-complex="bold"/>
    </style:style>
    <style:style style:name="P3" style:family="paragraph">
      <style:paragraph-properties fo:text-align="center" style:writing-mode="lr-tb"/>
      <style:text-properties style:font-name="Arial" fo:font-size="18pt" fo:language="ru" fo:country="RU" fo:font-weight="bold" style:font-weight-asian="bold" style:font-weight-complex="bold"/>
    </style:style>
    <style:style style:name="P4" style:family="paragraph">
      <loext:graphic-properties draw:fill="none"/>
      <style:paragraph-properties fo:text-align="center" style:writing-mode="lr-tb"/>
      <style:text-properties style:font-name="Arial" fo:font-size="18pt" fo:language="ru" fo:country="RU" fo:font-weight="bold" style:font-weight-asian="bold" style:font-weight-complex="bold"/>
    </style:style>
    <style:style style:name="P5" style:family="paragraph">
      <style:paragraph-properties fo:text-align="center"/>
      <style:text-properties fo:language="ru" fo:country="RU"/>
    </style:style>
    <style:style style:name="P6" style:family="paragraph">
      <style:paragraph-properties fo:text-align="center" style:writing-mode="lr-tb"/>
      <style:text-properties fo:color="#333333" style:font-name="Arial" fo:font-size="22pt" fo:language="ru" fo:country="RU" fo:font-weight="bold" style:font-size-asian="22pt" style:font-weight-asian="bold" style:font-size-complex="22pt" style:font-weight-complex="bold"/>
    </style:style>
    <style:style style:name="P7" style:family="paragraph">
      <loext:graphic-properties draw:fill="solid" draw:fill-color="#ffffff"/>
      <style:paragraph-properties fo:text-align="center" style:writing-mode="lr-tb"/>
      <style:text-properties fo:color="#333333" style:font-name="Arial" fo:font-size="22pt" fo:language="ru" fo:country="RU" fo:font-weight="bold" style:font-size-asian="22pt" style:font-weight-asian="bold" style:font-size-complex="22pt" style:font-weight-complex="bold"/>
    </style:style>
    <style:style style:name="P8" style:family="paragraph">
      <loext:graphic-properties draw:fill="none" draw:fill-color="#ffffff"/>
      <style:paragraph-properties style:writing-mode="lr-tb"/>
      <style:text-properties fo:color="#333333" style:font-name="Arial" fo:font-size="16pt" fo:language="ru" fo:country="RU" fo:font-weight="bold" style:font-size-asian="16pt" style:font-weight-asian="bold" style:font-size-complex="16pt" style:font-weight-complex="bold"/>
    </style:style>
    <style:style style:name="P9" style:family="paragraph">
      <loext:graphic-properties draw:fill="none"/>
      <style:paragraph-properties fo:text-align="center"/>
      <style:text-properties fo:language="ru" fo:country="RU"/>
    </style:style>
    <style:style style:name="P10" style:family="paragraph">
      <loext:graphic-properties draw:fill="solid" draw:fill-color="#5eb91e"/>
      <style:paragraph-properties fo:text-align="center"/>
      <style:text-properties fo:language="ru" fo:country="RU"/>
    </style:style>
    <style:style style:name="P11" style:family="paragraph">
      <loext:graphic-properties draw:fill="solid" draw:fill-color="#a1467e"/>
      <style:paragraph-properties fo:text-align="center"/>
      <style:text-properties fo:language="ru" fo:country="RU"/>
    </style:style>
    <style:style style:name="P12" style:family="paragraph">
      <loext:graphic-properties draw:fill-color="#ffbf00"/>
      <style:paragraph-properties fo:text-align="center"/>
      <style:text-properties fo:language="ru" fo:country="RU"/>
    </style:style>
    <style:style style:name="P13" style:family="paragraph">
      <loext:graphic-properties draw:fill="solid" draw:fill-color="#ed1c24"/>
      <style:paragraph-properties fo:text-align="center"/>
      <style:text-properties fo:language="ru" fo:country="RU"/>
    </style:style>
    <style:style style:name="P14" style:family="paragraph">
      <style:paragraph-properties fo:text-align="center" style:writing-mode="lr-tb"/>
      <style:text-properties fo:color="#666666" style:font-name="Arial" fo:font-size="18pt" fo:language="ru" fo:country="RU" fo:font-weight="bold" style:font-weight-asian="bold" style:font-weight-complex="bold"/>
    </style:style>
    <style:style style:name="P15" style:family="paragraph">
      <loext:graphic-properties draw:fill="solid" draw:fill-color="#dddddd"/>
      <style:paragraph-properties fo:text-align="center" style:writing-mode="lr-tb"/>
      <style:text-properties fo:color="#666666" style:font-name="Arial" fo:font-size="18pt" fo:language="ru" fo:country="RU" fo:font-weight="bold" style:font-weight-asian="bold" style:font-weight-complex="bold"/>
    </style:style>
    <style:style style:name="P16" style:family="paragraph">
      <loext:graphic-properties draw:fill="none" draw:fill-color="#ffffff"/>
      <style:paragraph-properties style:writing-mode="lr-tb"/>
      <style:text-properties fo:color="#000000" style:font-name="Arial" fo:font-size="16pt" fo:language="ru" fo:country="RU" fo:font-weight="bold" style:font-size-asian="16pt" style:font-weight-asian="bold" style:font-size-complex="16pt" style:font-weight-complex="bold"/>
    </style:style>
    <style:style style:name="T1" style:family="text">
      <style:text-properties style:font-name="Arial" fo:font-size="20pt" fo:language="ru" fo:country="RU" fo:font-weight="bold" style:font-size-asian="20pt" style:font-weight-asian="bold" style:font-size-complex="20pt" style:font-weight-complex="bold"/>
    </style:style>
    <style:style style:name="T2" style:family="text">
      <style:text-properties style:font-name="Arial" fo:font-size="18pt" fo:language="ru" fo:country="RU" fo:font-weight="bold" style:font-weight-asian="bold" style:font-weight-complex="bold"/>
    </style:style>
    <style:style style:name="T3" style:family="text">
      <style:text-properties fo:color="#333333" style:font-name="Arial" fo:font-size="22pt" fo:language="ru" fo:country="RU" fo:font-weight="bold" style:font-size-asian="22pt" style:font-weight-asian="bold" style:font-size-complex="22pt" style:font-weight-complex="bold"/>
    </style:style>
    <style:style style:name="T4" style:family="text">
      <style:text-properties fo:color="#333333" style:font-name="Arial" fo:font-size="16pt" fo:language="ru" fo:country="RU" fo:font-weight="bold" style:font-size-asian="16pt" style:font-weight-asian="bold" style:font-size-complex="16pt" style:font-weight-complex="bold"/>
    </style:style>
    <style:style style:name="T5" style:family="text">
      <style:text-properties fo:color="#666666" style:font-name="Arial" fo:font-size="18pt" fo:language="ru" fo:country="RU" fo:font-weight="bold" style:font-weight-asian="bold" style:font-weight-complex="bold"/>
    </style:style>
    <style:style style:name="T6" style:family="text">
      <style:text-properties fo:color="#000000" style:font-name="Arial" fo:font-size="16pt" fo:language="ru" fo:country="RU"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cm" svg:height="2cm" svg:x="25.7cm" svg:y="7.2cm">
          <text:p text:style-name="P1"><text:span text:style-name="T1">R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2.4cm" svg:height="2cm" svg:x="22.4cm" svg:y="10.8cm">
          <text:p text:style-name="P3"><text:span text:style-name="T2">gov.r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2.4cm" svg:height="2cm" svg:x="28.4cm" svg:y="10.7cm">
          <text:p text:style-name="P3"><text:span text:style-name="T2">spb.r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4.419cm" svg:height="2cm" svg:x="24.281cm" svg:y="14cm">
          <text:p text:style-name="P3"><text:span text:style-name="T2">metro.spb.r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3.781cm" svg:height="2cm" svg:x="30.7cm" svg:y="14.1cm">
          <text:p text:style-name="P3"><text:span text:style-name="T2">gov.spb.r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5" draw:layer="layout" svg:x1="26.6cm" svg:y1="7.1cm" svg:x2="26.6cm" svg:y2="5.9cm">
          <text:p/>
        </draw:line>
        <draw:line draw:style-name="gr5" draw:text-style-name="P5" draw:layer="layout" svg:x1="23.7cm" svg:y1="10.8cm" svg:x2="26.2cm" svg:y2="9cm">
          <text:p/>
        </draw:line>
        <draw:line draw:style-name="gr5" draw:text-style-name="P5" draw:layer="layout" svg:x1="28.8cm" svg:y1="10.9cm" svg:x2="27.2cm" svg:y2="9.1cm">
          <text:p/>
        </draw:line>
        <draw:line draw:style-name="gr5" draw:text-style-name="P5" draw:layer="layout" svg:x1="27.319cm" svg:y1="14.111cm" svg:x2="29.2cm" svg:y2="12.6cm">
          <text:p/>
        </draw:line>
        <draw:line draw:style-name="gr5" draw:text-style-name="P5" draw:layer="layout" svg:x1="32.1cm" svg:y1="14.1cm" svg:x2="30.3cm" svg:y2="12.6cm">
          <text:p/>
        </draw:line>
        <draw:custom-shape draw:style-name="gr6" draw:text-style-name="P7" draw:layer="layout" svg:width="3cm" svg:height="10.2cm" svg:x="1cm" svg:y="6.5cm">
          <text:p text:style-name="P6"><text:span text:style-name="T3">П</text:span></text:p>
          <text:p text:style-name="P6"><text:span text:style-name="T3">о</text:span></text:p>
          <text:p text:style-name="P6"><text:span text:style-name="T3">т</text:span></text:p>
          <text:p text:style-name="P6"><text:span text:style-name="T3">р</text:span></text:p>
          <text:p text:style-name="P6"><text:span text:style-name="T3">е</text:span></text:p>
          <text:p text:style-name="P6"><text:span text:style-name="T3">б</text:span></text:p>
          <text:p text:style-name="P6"><text:span text:style-name="T3">и</text:span></text:p>
          <text:p text:style-name="P6"><text:span text:style-name="T3">т</text:span></text:p>
          <text:p text:style-name="P6"><text:span text:style-name="T3">е</text:span></text:p>
          <text:p text:style-name="P6"><text:span text:style-name="T3">л</text:span></text:p>
          <text:p text:style-name="P6"><text:span text:style-name="T3">ь</text:span></text:p>
          <draw:enhanced-geometry svg:viewBox="0 0 21600 21600" draw:mirror-horizontal="false" draw:mirror-vertical="false" draw:type="rectangle" draw:enhanced-path="M 0 0 L 21600 0 21600 21600 0 21600 0 0 Z N"/>
        </draw:custom-shape>
        <draw:custom-shape draw:style-name="gr7" draw:text-style-name="P7" draw:layer="layout" svg:width="2.6cm" svg:height="8.2cm" svg:x="10.4cm" svg:y="7.9cm">
          <text:p text:style-name="P6"><text:span text:style-name="T3">Р</text:span></text:p>
          <text:p text:style-name="P6"><text:span text:style-name="T3">е</text:span></text:p>
          <text:p text:style-name="P6"><text:span text:style-name="T3">с</text:span></text:p>
          <text:p text:style-name="P6"><text:span text:style-name="T3">о</text:span></text:p>
          <text:p text:style-name="P6"><text:span text:style-name="T3">л</text:span></text:p>
          <text:p text:style-name="P6"><text:span text:style-name="T3">в</text:span></text:p>
          <text:p text:style-name="P6"><text:span text:style-name="T3">е</text:span></text:p>
          <text:p text:style-name="P6"><text:span text:style-name="T3">р</text:span></text:p>
          <text:p text:style-name="P6"><text:span text:style-name="T3">ы</text:span></text:p>
          <draw:enhanced-geometry svg:viewBox="0 0 21600 21600" draw:mirror-horizontal="false" draw:mirror-vertical="false" draw:type="rectangle" draw:enhanced-path="M 0 0 L 21600 0 21600 21600 0 21600 0 0 Z N"/>
        </draw:custom-shape>
        <draw:frame draw:style-name="gr8" draw:text-style-name="P8" draw:layer="layout" svg:width="5.734cm" svg:height="0.878cm" svg:x="3.6cm" svg:y="2.9cm">
          <draw:text-box>
            <text:p><text:span text:style-name="T4">технические связи</text:span></text:p>
          </draw:text-box>
        </draw:frame>
        <draw:line draw:style-name="gr9" draw:text-style-name="P9" draw:layer="layout" svg:x1="1.5cm" svg:y1="1.7cm" svg:x2="3.5cm" svg:y2="1.7cm">
          <text:p/>
        </draw:line>
        <draw:frame draw:style-name="gr10" draw:text-style-name="P8" draw:layer="layout" svg:width="7.733cm" svg:height="0.878cm" svg:x="3.6cm" svg:y="1.3cm">
          <draw:text-box>
            <text:p><text:span text:style-name="T4">административные связи</text:span></text:p>
          </draw:text-box>
        </draw:frame>
        <draw:custom-shape draw:style-name="gr11" draw:text-style-name="P9" draw:layer="layout" svg:width="5.8cm" svg:height="1cm" svg:x="4.4cm" svg:y="1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9" draw:layer="layout" svg:width="5.7cm" svg:height="1cm" svg:x="15.5cm" svg:y="1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10" draw:layer="layout" svg:width="1.2cm" svg:height="2.8cm" svg:x="7cm" svg:y="7.1cm">
          <text:p/>
          <draw:enhanced-geometry svg:viewBox="0 0 640 861" draw:text-areas="257 295 414 566" draw:type="non-primitive" draw:enhanced-path="M 640 233 L 221 293 506 12 367 0 29 406 431 347 145 645 99 520 0 861 326 765 209 711 640 233 640 233 Z N"/>
        </draw:custom-shape>
        <draw:custom-shape draw:style-name="gr13" draw:text-style-name="P10" draw:layer="layout" svg:width="1.2cm" svg:height="2.8cm" svg:x="18.2cm" svg:y="6.9cm">
          <text:p/>
          <draw:enhanced-geometry svg:viewBox="0 0 640 861" draw:text-areas="257 295 414 566" draw:type="non-primitive" draw:enhanced-path="M 640 233 L 221 293 506 12 367 0 29 406 431 347 145 645 99 520 0 861 326 765 209 711 640 233 640 233 Z N"/>
        </draw:custom-shape>
        <draw:custom-shape draw:style-name="gr14" draw:text-style-name="P11" draw:layer="layout" svg:width="1.6cm" svg:height="1.8cm" svg:x="6.3cm" svg:y="12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14" draw:text-style-name="P11" draw:layer="layout" svg:width="1.6cm" svg:height="1.8cm" svg:x="17.6cm" svg:y="11.6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15" draw:text-style-name="P12" draw:layer="layout" svg:width="1cm" svg:height="1cm" svg:x="27.081cm" svg:y="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12" draw:layer="layout" svg:width="1cm" svg:height="1cm" svg:x="30.2cm" svg:y="10.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12" draw:layer="layout" svg:width="1cm" svg:height="1cm" svg:x="25.5cm" svg:y="13.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12" draw:layer="layout" svg:width="1cm" svg:height="1cm" svg:x="32.9cm" svg:y="13.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6" draw:text-style-name="P13" draw:layer="layout" svg:width="1.6cm" svg:height="0.4cm" svg:x="24.8cm" svg:y="6.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 draw:text-style-name="P13" draw:layer="layout" svg:width="1.6cm" svg:height="0.4cm" svg:x="23.2cm" svg:y="9.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 draw:text-style-name="P13" draw:layer="layout" svg:width="1.6cm" svg:height="0.4cm" svg:x="26.8cm" svg:y="12.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 draw:text-style-name="P13" draw:layer="layout" svg:width="1.6cm" svg:height="0.4cm" svg:x="28.1cm" svg:y="9.4cm">
          <text:p/>
          <draw:enhanced-geometry draw:mirror-vertical="true"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 draw:text-style-name="P13" draw:layer="layout" svg:width="1.6cm" svg:height="0.4cm" svg:x="31.4cm" svg:y="12.9cm">
          <text:p/>
          <draw:enhanced-geometry draw:mirror-vertical="true"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 draw:text-style-name="P13" draw:layer="layout" svg:width="1.6cm" svg:height="0.4cm" svg:x="12.5cm" svg:y="2.9cm">
          <text:p/>
          <draw:enhanced-geometry draw:mirror-vertical="true"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7" draw:text-style-name="P12" draw:layer="layout" svg:width="0.8cm" svg:height="0.8cm" svg:x="12.9cm" svg:y="1.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8" draw:text-style-name="P9" draw:layer="layout" svg:width="1.8cm" svg:height="0.6cm" svg:x="1.4cm" svg:y="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9" draw:text-style-name="P8" draw:layer="layout" svg:width="5.284cm" svg:height="0.878cm" svg:x="14.316cm" svg:y="1.3cm">
          <draw:text-box>
            <text:p><text:span text:style-name="T4">взлом сервера</text:span></text:p>
          </draw:text-box>
        </draw:frame>
        <draw:frame draw:style-name="gr20" draw:text-style-name="P8" draw:layer="layout" svg:width="9.075cm" svg:height="0.878cm" svg:x="14.345cm" svg:y="2.722cm">
          <draw:text-box>
            <text:p><text:span text:style-name="T4">несанкционированный доступ</text:span></text:p>
          </draw:text-box>
        </draw:frame>
        <draw:custom-shape draw:style-name="gr21" draw:text-style-name="P10" draw:layer="layout" svg:width="1.1cm" svg:height="1.7cm" svg:x="2cm" svg:y="4.2cm">
          <text:p/>
          <draw:enhanced-geometry svg:viewBox="0 0 640 861" draw:text-areas="257 295 414 566" draw:type="non-primitive" draw:enhanced-path="M 640 233 L 221 293 506 12 367 0 29 406 431 347 145 645 99 520 0 861 326 765 209 711 640 233 640 233 Z N"/>
        </draw:custom-shape>
        <draw:frame draw:style-name="gr22" draw:text-style-name="P8" draw:layer="layout" svg:width="3.946cm" svg:height="0.878cm" svg:x="3.654cm" svg:y="4.472cm">
          <draw:text-box>
            <text:p><text:span text:style-name="T4">отравление</text:span></text:p>
          </draw:text-box>
        </draw:frame>
        <draw:custom-shape draw:style-name="gr15" draw:text-style-name="P12" draw:layer="layout" svg:width="1cm" svg:height="1cm" svg:x="24cm" svg:y="10.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3" draw:text-style-name="P11" draw:layer="layout" svg:width="1.2cm" svg:height="1.4cm" svg:x="12.6cm" svg:y="4.5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draw:style-name="gr24" draw:text-style-name="P8" draw:layer="layout" svg:width="6.53cm" svg:height="0.878cm" svg:x="14.376cm" svg:y="4.4cm">
          <draw:text-box>
            <text:p><text:span text:style-name="T4">прослушка, подмена</text:span></text:p>
          </draw:text-box>
        </draw:frame>
        <draw:custom-shape draw:style-name="gr25" draw:text-style-name="P15" draw:layer="layout" svg:width="2.4cm" svg:height="2cm" svg:x="31.125cm" svg:y="7.3cm">
          <text:p text:style-name="P14"><text:span text:style-name="T5">spb.r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16" draw:layer="layout" svg:width="4.875cm" svg:height="0.878cm" svg:x="29.925cm" svg:y="6.2cm">
          <draw:text-box>
            <text:p><text:span text:style-name="T6">ложный сервер</text:span></text:p>
          </draw:text-box>
        </draw:frame>
        <draw:custom-shape draw:style-name="gr7" draw:text-style-name="P7" draw:layer="layout" svg:width="2.6cm" svg:height="8.2cm" svg:x="11.3cm" svg:y="7.6cm">
          <text:p text:style-name="P6"><text:span text:style-name="T3">Р</text:span></text:p>
          <text:p text:style-name="P6"><text:span text:style-name="T3">е</text:span></text:p>
          <text:p text:style-name="P6"><text:span text:style-name="T3">с</text:span></text:p>
          <text:p text:style-name="P6"><text:span text:style-name="T3">о</text:span></text:p>
          <text:p text:style-name="P6"><text:span text:style-name="T3">л</text:span></text:p>
          <text:p text:style-name="P6"><text:span text:style-name="T3">в</text:span></text:p>
          <text:p text:style-name="P6"><text:span text:style-name="T3">е</text:span></text:p>
          <text:p text:style-name="P6"><text:span text:style-name="T3">р</text:span></text:p>
          <text:p text:style-name="P6"><text:span text:style-name="T3">ы</text:span></text:p>
          <draw:enhanced-geometry svg:viewBox="0 0 21600 21600" draw:mirror-horizontal="false" draw:mirror-vertical="false" draw:type="rectangle" draw:enhanced-path="M 0 0 L 21600 0 21600 21600 0 21600 0 0 Z N"/>
        </draw:custom-shape>
        <draw:custom-shape draw:style-name="gr7" draw:text-style-name="P7" draw:layer="layout" svg:width="2.6cm" svg:height="8.2cm" svg:x="12.2cm" svg:y="7.3cm">
          <text:p text:style-name="P6"><text:span text:style-name="T3">Р</text:span></text:p>
          <text:p text:style-name="P6"><text:span text:style-name="T3">е</text:span></text:p>
          <text:p text:style-name="P6"><text:span text:style-name="T3">с</text:span></text:p>
          <text:p text:style-name="P6"><text:span text:style-name="T3">о</text:span></text:p>
          <text:p text:style-name="P6"><text:span text:style-name="T3">л</text:span></text:p>
          <text:p text:style-name="P6"><text:span text:style-name="T3">в</text:span></text:p>
          <text:p text:style-name="P6"><text:span text:style-name="T3">е</text:span></text:p>
          <text:p text:style-name="P6"><text:span text:style-name="T3">р</text:span></text:p>
          <text:p text:style-name="P6"><text:span text:style-name="T3">ы</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2.4cm" svg:height="2cm" svg:x="25.4cm" svg:y="3.8cm">
          <text:p text:style-name="P3"><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1cm" svg:height="1cm" svg:x="27.1cm" svg:y="3.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_33__20_Dashes_20_3_20_Dots_20__28_var_29_" draw:display-name="3 Dashes 3 Dots (var)" draw:style="rect" draw:dots1="3" draw:dots1-length="197%" draw:dots2="3" draw:distance="100%"/>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35.56cm" fo:page-height="17.7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2T19:49:27.474245373</meta:creation-date>
    <dc:date>2021-09-16T20:30:44.847896275</dc:date>
    <meta:editing-duration>PT13M33S</meta:editing-duration>
    <meta:editing-cycles>5</meta:editing-cycles>
    <meta:generator>LibreOffice/6.4.7.2$Linux_X86_64 LibreOffice_project/40$Build-2</meta:generator>
    <meta:document-statistic meta:object-count="46"/>
  </office:meta>
</office:document-meta>
</file>